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d2ef5" officeooo:paragraph-rsid="001d2ef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d2ef5" officeooo:paragraph-rsid="001d2ef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d2ef5" officeooo:paragraph-rsid="001d2ef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d2ef5" officeooo:paragraph-rsid="001d2ef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d2ef5" officeooo:paragraph-rsid="001d6a1b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d6a1b" officeooo:paragraph-rsid="001d6a1b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1ec243" officeooo:paragraph-rsid="001ec243"/>
    </style:style>
    <style:style style:name="P8" style:family="paragraph" style:parent-style-name="Table_20_Contents">
      <style:paragraph-properties fo:text-align="center" style:justify-single-word="false"/>
      <style:text-properties officeooo:rsid="00205e6c" officeooo:paragraph-rsid="00205e6c"/>
    </style:style>
    <style:style style:name="P9" style:family="paragraph" style:parent-style-name="Table_20_Contents">
      <style:paragraph-properties fo:text-align="center" style:justify-single-word="false"/>
      <style:text-properties officeooo:rsid="0021cb77" officeooo:paragraph-rsid="0021cb77"/>
    </style:style>
    <style:style style:name="P10" style:family="paragraph" style:parent-style-name="Table_20_Contents">
      <style:paragraph-properties fo:text-align="center" style:justify-single-word="false"/>
      <style:text-properties officeooo:rsid="002337e8" officeooo:paragraph-rsid="002337e8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rsid="001d2ef5" officeooo:paragraph-rsid="001d2ef5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normal" officeooo:rsid="001d2ef5" officeooo:paragraph-rsid="001d6a1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d2ef5" officeooo:paragraph-rsid="001d6a1b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rsid="0026be50" officeooo:paragraph-rsid="0026be50" style:font-weight-asian="normal" style:font-weight-complex="normal"/>
    </style:style>
    <style:style style:name="P15" style:family="paragraph" style:parent-style-name="Standard" style:list-style-name="L8">
      <style:paragraph-properties fo:text-align="start" style:justify-single-word="false"/>
      <style:text-properties fo:font-weight="normal" officeooo:rsid="002ab50d" officeooo:paragraph-rsid="002ab50d" style:font-weight-asian="normal" style:font-weight-complex="normal"/>
    </style:style>
    <style:style style:name="P16" style:family="paragraph" style:parent-style-name="Standard" style:list-style-name="L8">
      <style:paragraph-properties fo:text-align="start" style:justify-single-word="false"/>
      <style:text-properties fo:font-weight="normal" officeooo:rsid="002c2783" officeooo:paragraph-rsid="002c2783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c2783" officeooo:paragraph-rsid="002c2783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d6409" officeooo:paragraph-rsid="002d6409" style:font-weight-asian="normal" style:font-weight-complex="normal"/>
    </style:style>
    <style:style style:name="P19" style:family="paragraph" style:parent-style-name="Standard" style:list-style-name="L9">
      <style:paragraph-properties fo:text-align="start" style:justify-single-word="false"/>
      <style:text-properties fo:font-weight="normal" officeooo:rsid="002d6409" officeooo:paragraph-rsid="002d6409" style:font-weight-asian="normal" style:font-weight-complex="normal"/>
    </style:style>
    <style:style style:name="P20" style:family="paragraph" style:parent-style-name="Standard" style:list-style-name="L9">
      <style:paragraph-properties fo:text-align="start" style:justify-single-word="false"/>
      <style:text-properties fo:font-weight="normal" officeooo:rsid="002dbe19" officeooo:paragraph-rsid="002dbe1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bold" officeooo:rsid="002857c1" officeooo:paragraph-rsid="002857c1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1d2ef5" officeooo:paragraph-rsid="001d2ef5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298850" officeooo:paragraph-rsid="00298850" style:font-weight-asian="bold" style:font-weight-complex="bold"/>
    </style:style>
    <style:style style:name="P24" style:family="paragraph" style:parent-style-name="Table_20_Contents" style:list-style-name="L2">
      <style:paragraph-properties fo:text-align="start" style:justify-single-word="false"/>
      <style:text-properties officeooo:rsid="001ec243" officeooo:paragraph-rsid="001ec243"/>
    </style:style>
    <style:style style:name="P25" style:family="paragraph" style:parent-style-name="Table_20_Contents" style:list-style-name="L3">
      <style:paragraph-properties fo:text-align="start" style:justify-single-word="false"/>
      <style:text-properties officeooo:rsid="00205e6c" officeooo:paragraph-rsid="00205e6c"/>
    </style:style>
    <style:style style:name="P26" style:family="paragraph" style:parent-style-name="Table_20_Contents" style:list-style-name="L4">
      <style:paragraph-properties fo:text-align="start" style:justify-single-word="false"/>
      <style:text-properties officeooo:rsid="0021cb77" officeooo:paragraph-rsid="0021cb77"/>
    </style:style>
    <style:style style:name="P27" style:family="paragraph" style:parent-style-name="Table_20_Contents" style:list-style-name="L5">
      <style:paragraph-properties fo:text-align="start" style:justify-single-word="false"/>
      <style:text-properties officeooo:rsid="002337e8" officeooo:paragraph-rsid="002337e8"/>
    </style:style>
    <style:style style:name="P28" style:family="paragraph" style:parent-style-name="Table_20_Contents" style:list-style-name="L6">
      <style:paragraph-properties fo:text-align="start" style:justify-single-word="false"/>
      <style:text-properties officeooo:rsid="002337e8" officeooo:paragraph-rsid="002337e8"/>
    </style:style>
    <style:style style:name="P29" style:family="paragraph" style:parent-style-name="Table_20_Contents" style:list-style-name="L7">
      <style:paragraph-properties fo:text-align="start" style:justify-single-word="false"/>
      <style:text-properties officeooo:rsid="002337e8" officeooo:paragraph-rsid="002337e8"/>
    </style:style>
    <style:style style:name="P30" style:family="paragraph" style:parent-style-name="Table_20_Contents" style:list-style-name="L7">
      <style:paragraph-properties fo:text-align="start" style:justify-single-word="false"/>
      <style:text-properties officeooo:rsid="0023ff20" officeooo:paragraph-rsid="0023ff20"/>
    </style:style>
    <style:style style:name="T1" style:family="text">
      <style:text-properties officeooo:rsid="001d6a1b"/>
    </style:style>
    <style:style style:name="T2" style:family="text">
      <style:text-properties officeooo:rsid="0021cb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rating Systems Project 1: Disk Analyzer</text:p>
      <text:p text:style-name="P3">By Ahmed A. Agiza and Mohammed R. Anany</text:p>
      <text:p text:style-name="P3"/>
      <text:p text:style-name="P2">Project Description:</text:p>
      <text:p text:style-name="P4">This project aims at designing a disk analyzing tool for Linux operating systems.</text:p>
      <text:p text:style-name="P4"/>
      <text:p text:style-name="P2">Framework:</text:p>
      <text:list xml:id="list8473307609003392771" text:style-name="L1">
        <text:list-item>
          <text:p text:style-name="P11">C – for the disk analyzing process.</text:p>
        </text:list-item>
        <text:list-item>
          <text:p text:style-name="P12">Qt C++ Framework – for building <text:span text:style-name="T1">the UI.</text:span></text:p>
        </text:list-item>
        <text:list-item>
          <text:p text:style-name="P14">Javascript for graphing.</text:p>
        </text:list-item>
      </text:list>
      <text:p text:style-name="P5"/>
      <text:p text:style-name="P21">Existing Tools Review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Program</text:p>
          </table:table-cell>
          <table:table-cell table:style-name="Table1.A1" office:value-type="string">
            <text:p text:style-name="P6">Advantages</text:p>
          </table:table-cell>
          <table:table-cell table:style-name="Table1.C1" office:value-type="string">
            <text:p text:style-name="P6">Disadvantages</text:p>
          </table:table-cell>
        </table:table-row>
        <table:table-row>
          <table:table-cell table:style-name="Table1.A2" office:value-type="string">
            <text:p text:style-name="P7">GDMap</text:p>
          </table:table-cell>
          <table:table-cell table:style-name="Table1.A2" office:value-type="string">
            <text:list xml:id="list6873341915968120145" text:style-name="L2">
              <text:list-item>
                <text:p text:style-name="P24">Clear representation of disk chunks.</text:p>
              </text:list-item>
            </text:list>
          </table:table-cell>
          <table:table-cell table:style-name="Table1.C2" office:value-type="string">
            <text:list xml:id="list103443073779188" text:continue-numbering="true" text:style-name="L2">
              <text:list-item>
                <text:p text:style-name="P24">Bad interface.</text:p>
              </text:list-item>
              <text:list-item>
                <text:p text:style-name="P24">Difficult navigation.</text:p>
              </text:list-item>
              <text:list-item>
                <text:p text:style-name="P24">Complex disk display.</text:p>
              </text:list-item>
            </text:list>
          </table:table-cell>
        </table:table-row>
        <table:table-row>
          <table:table-cell table:style-name="Table1.A2" office:value-type="string">
            <text:p text:style-name="P8">xdiskusage</text:p>
          </table:table-cell>
          <table:table-cell table:style-name="Table1.A2" office:value-type="string">
            <text:list xml:id="list415583089589773147" text:style-name="L3">
              <text:list-item>
                <text:p text:style-name="P25">Simple interface.</text:p>
              </text:list-item>
              <text:list-item>
                <text:p text:style-name="P25">Simple disk representation.</text:p>
              </text:list-item>
            </text:list>
          </table:table-cell>
          <table:table-cell table:style-name="Table1.C2" office:value-type="string">
            <text:list xml:id="list103442792952106" text:continue-numbering="true" text:style-name="L3">
              <text:list-item>
                <text:p text:style-name="P25">No file <text:span text:style-name="T2">level viewer.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9">Filelight</text:p>
          </table:table-cell>
          <table:table-cell table:style-name="Table1.A2" office:value-type="string">
            <text:list xml:id="list4512634518595235715" text:style-name="L4">
              <text:list-item>
                <text:p text:style-name="P26">Nice interface.</text:p>
              </text:list-item>
              <text:list-item>
                <text:p text:style-name="P26">Good hovering feedback.</text:p>
              </text:list-item>
              <text:list-item>
                <text:p text:style-name="P26">Open terminal in current path.</text:p>
              </text:list-item>
            </text:list>
          </table:table-cell>
          <table:table-cell table:style-name="Table1.C2" office:value-type="string">
            <text:list xml:id="list103442538819286" text:continue-numbering="true" text:style-name="L4">
              <text:list-item>
                <text:p text:style-name="P26">No file level viewer.</text:p>
              </text:list-item>
              <text:list-item>
                <text:p text:style-name="P26">Complex navigation.</text:p>
              </text:list-item>
            </text:list>
          </table:table-cell>
        </table:table-row>
        <table:table-row>
          <table:table-cell table:style-name="Table1.A2" office:value-type="string">
            <text:p text:style-name="P10">Baobab</text:p>
          </table:table-cell>
          <table:table-cell table:style-name="Table1.A2" office:value-type="string">
            <text:list xml:id="list3190470704307071628" text:style-name="L5">
              <text:list-item>
                <text:p text:style-name="P27">Size and percentages are given per directory.</text:p>
              </text:list-item>
              <text:list-item>
                <text:p text:style-name="P27">Number of items per folder.</text:p>
              </text:list-item>
              <text:list-item>
                <text:p text:style-name="P27">Ring and Treemap.</text:p>
              </text:list-item>
              <text:list-item>
                <text:p text:style-name="P27">Simple interface.</text:p>
              </text:list-item>
            </text:list>
          </table:table-cell>
          <table:table-cell table:style-name="Table1.C2" office:value-type="string">
            <text:list xml:id="list103441568002456" text:continue-numbering="true" text:style-name="L5">
              <text:list-item>
                <text:p text:style-name="P27">It doesn't display to the file level.</text:p>
              </text:list-item>
            </text:list>
          </table:table-cell>
        </table:table-row>
        <table:table-row>
          <table:table-cell table:style-name="Table1.A2" office:value-type="string">
            <text:p text:style-name="P10">K4dirstat</text:p>
          </table:table-cell>
          <table:table-cell table:style-name="Table1.A2" office:value-type="string">
            <text:list xml:id="list1237843679651636402" text:style-name="L6">
              <text:list-item>
                <text:p text:style-name="P28">Size and percentages given.</text:p>
              </text:list-item>
              <text:list-item>
                <text:p text:style-name="P28">File level is displayed and analyzed.</text:p>
              </text:list-item>
            </text:list>
          </table:table-cell>
          <table:table-cell table:style-name="Table1.C2" office:value-type="string">
            <text:list xml:id="list103442539165008" text:continue-numbering="true" text:style-name="L6">
              <text:list-item>
                <text:p text:style-name="P28">Graphical representation is tedious.</text:p>
              </text:list-item>
            </text:list>
          </table:table-cell>
        </table:table-row>
        <table:table-row>
          <table:table-cell table:style-name="Table1.A2" office:value-type="string">
            <text:p text:style-name="P10">Jdiskreport</text:p>
          </table:table-cell>
          <table:table-cell table:style-name="Table1.A2" office:value-type="string">
            <text:list xml:id="list1435701929565701748" text:style-name="L7">
              <text:list-item>
                <text:p text:style-name="P29">Pie, Ring, and Bar chart formats.</text:p>
              </text:list-item>
              <text:list-item>
                <text:p text:style-name="P29">Simple interface.</text:p>
              </text:list-item>
            </text:list>
          </table:table-cell>
          <table:table-cell table:style-name="Table1.C2" office:value-type="string">
            <text:list xml:id="list103442320849838" text:continue-numbering="true" text:style-name="L7">
              <text:list-item>
                <text:p text:style-name="P30">It doesn't show the free space on the disk.</text:p>
              </text:list-item>
            </text:list>
          </table:table-cell>
        </table:table-row>
      </table:table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3">Features We Support:</text:p>
      <text:p text:style-name="P23"/>
      <text:list xml:id="list5781895482605672149" text:style-name="L8">
        <text:list-item>
          <text:p text:style-name="P15">A tree structure for the selected directory.</text:p>
        </text:list-item>
        <text:list-item>
          <text:p text:style-name="P15">A sunburst graph to demonstrate the disk usage.</text:p>
        </text:list-item>
        <text:list-item>
          <text:p text:style-name="P16">Open the directory in the file manager or terminal.</text:p>
        </text:list-item>
      </text:list>
      <text:p text:style-name="P17"/>
      <text:p text:style-name="P18">Draft:</text:p>
      <text:list xml:id="list3636396541592600311" text:style-name="L9">
        <text:list-item>
          <text:p text:style-name="P19">Statistics of the largest files in the selected directory.</text:p>
        </text:list-item>
        <text:list-item>
          <text:p text:style-name="P20">Size distribution for the memory chunks.</text:p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14:18:27.927927433</meta:creation-date>
    <dc:date>2015-03-04T10:34:40.943582325</dc:date>
    <meta:editing-duration>PT5H57M29S</meta:editing-duration>
    <meta:editing-cycles>12</meta:editing-cycles>
    <meta:generator>LibreOffice/4.2.7.2$Linux_X86_64 LibreOffice_project/420m0$Build-2</meta:generator>
    <meta:document-statistic meta:table-count="1" meta:image-count="0" meta:object-count="0" meta:page-count="2" meta:paragraph-count="48" meta:word-count="224" meta:character-count="1290" meta:non-whitespace-character-count="1143"/>
  </office:meta>
</office:document-meta>
</file>